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Courier New" style:font-name-asian="Courier New" style:font-name-complex="Courier New"/>
    </style:style>
    <style:style style:name="T3" style:parent-style-name="Основнойшрифтабзаца" style:family="text">
      <style:text-properties style:font-name="Consolas" fo:color="#8B949E" fo:font-size="10.5pt" style:font-size-asian="10.5pt" style:font-size-complex="10.5pt" fo:background-color="#262626"/>
    </style:style>
    <style:style style:name="T4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5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6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7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8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9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10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11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12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13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14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P15" style:parent-style-name="Обычный" style:family="paragraph">
      <style:text-properties fo:language="en" fo:country="US"/>
    </style:style>
    <style:style style:name="P16" style:parent-style-name="Обычный" style:family="paragraph">
      <style:text-properties fo:language="en" fo:country="US"/>
    </style:style>
    <style:style style:name="T17" style:parent-style-name="Основнойшрифтабзаца" style:family="text">
      <style:text-properties style:font-name="Courier New" style:font-name-asian="Courier New" style:font-name-complex="Courier New"/>
    </style:style>
    <style:style style:name="T18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19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20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21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22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23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24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25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26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P27" style:parent-style-name="Обычный" style:family="paragraph">
      <style:text-properties fo:language="en" fo:country="US"/>
    </style:style>
    <style:style style:name="P28" style:parent-style-name="Обычный" style:family="paragraph">
      <style:text-properties fo:language="en" fo:country="US"/>
    </style:style>
    <style:style style:name="P29" style:parent-style-name="Обычный" style:family="paragraph">
      <style:text-properties fo:language="en" fo:country="US"/>
    </style:style>
    <style:style style:name="T30" style:parent-style-name="Основнойшрифтабзаца" style:family="text">
      <style:text-properties style:font-name="Courier New" style:font-name-asian="Courier New" style:font-name-complex="Courier New"/>
    </style:style>
    <style:style style:name="T31" style:parent-style-name="Основнойшрифтабзаца" style:family="text">
      <style:text-properties style:font-name="Courier New" style:font-name-asian="Courier New" style:font-name-complex="Courier New"/>
    </style:style>
    <style:style style:name="T32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33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34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35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36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37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38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39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40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41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42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43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44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45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46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47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48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49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50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51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52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53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54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55" style:parent-style-name="Основнойшрифтабзаца" style:family="text">
      <style:text-properties style:font-name="Courier New" style:font-name-asian="Courier New" style:font-name-complex="Courier New" fo:language="en" fo:country="US"/>
    </style:style>
    <style:style style:name="T56" style:parent-style-name="Основнойшрифтабзаца" style:family="text">
      <style:text-properties style:font-name="Courier New" style:font-name-asian="Courier New" style:font-name-complex="Courier New"/>
    </style:style>
  </office:automatic-styles>
  <office:body>
    <office:text text:use-soft-page-breaks="true">
      <text:p text:style-name="P1"/>
      <text:p text:style-name="Обычный"><text:span text:style-name="T2">-- Первый отчет - количество покупателей в разных возрастных группах: 16-25, 26-40 и 40+.</text:span></text:p>
      <text:p text:style-name="Обычный"><text:span text:style-name="T3">-- Результат сохраняется в age_groups.csv</text:span></text:p>
      <text:p text:style-name="Обычный"><text:span text:style-name="T4">select</text:span></text:p>
      <text:p text:style-name="Обычный"><text:span text:style-name="T5">case</text:span></text:p>
      <text:p text:style-name="Обычный"><text:span text:style-name="T6">when age between 16 and 25 then '16-25'</text:span></text:p>
      <text:p text:style-name="Обычный"><text:span text:style-name="T7">when age between 25 and 40 then '26-40'</text:span></text:p>
      <text:p text:style-name="Обычный"><text:span text:style-name="T8">when age &gt; 40 then '40+'</text:span></text:p>
      <text:p text:style-name="Обычный"><text:span text:style-name="T9">end as age_category,</text:span></text:p>
      <text:p text:style-name="Обычный"><text:span text:style-name="T10">count(*) as<text:s/></text:span><text:span text:style-name="T11">age_count</text:span></text:p>
      <text:p text:style-name="Обычный"><text:span text:style-name="T12">from customers c</text:span></text:p>
      <text:p text:style-name="Обычный"><text:span text:style-name="T13">group by age_category</text:span></text:p>
      <text:p text:style-name="Обычный"><text:span text:style-name="T14">order by age_category;</text:span></text:p>
      <text:p text:style-name="P15"/>
      <text:p text:style-name="P16"/>
      <text:p text:style-name="Обычный"><text:span text:style-name="T17">-- данные по количеству уникальных покупателей и выручке, которую они принесли.</text:span></text:p>
      <text:p text:style-name="Обычный"/>
      <text:p text:style-name="Обычный"><text:span text:style-name="T18">select</text:span></text:p>
      <text:p text:style-name="Обычный"><text:span text:style-name="T19">TO_CHAR(sale_date, 'yyyy-mm') as selling_month,</text:span></text:p>
      <text:p text:style-name="Обычный"><text:span text:style-name="T20">count(distinct customer_id) as total_custome</text:span><text:span text:style-name="T21">rs,</text:span></text:p>
      <text:p text:style-name="Обычный"><text:span text:style-name="T22">round(sum(quantity * p.price),0) as income</text:span></text:p>
      <text:p text:style-name="Обычный"><text:span text:style-name="T23">from sales s</text:span></text:p>
      <text:p text:style-name="Обычный"><text:span text:style-name="T24">inner join products p on s.product_id = p.product_id</text:span></text:p>
      <text:p text:style-name="Обычный"><text:span text:style-name="T25">group by selling_month</text:span></text:p>
      <text:p text:style-name="Обычный"><text:span text:style-name="T26">order by selling_month; <text:s text:c="2"/></text:span></text:p>
      <text:p text:style-name="P27"/>
      <text:p text:style-name="P28"/>
      <text:p text:style-name="P29"/>
      <text:p text:style-name="Обычный"><text:span text:style-name="T30">-- покупатели, первая покупка которых была в ходе проведения акций.</text:span></text:p>
      <text:p text:style-name="Обычный"/>
      <text:p text:style-name="Обычный"><text:span text:style-name="T31"><text:s text:c="3"/></text:span><text:span text:style-name="T32">with<text:s/></text:span><text:span text:style-name="T33">zero_product as</text:span></text:p>
      <text:p text:style-name="Обычный"><text:span text:style-name="T34"><text:s text:c="2"/>(</text:span></text:p>
      <text:p text:style-name="Обычный"><text:span text:style-name="T35"><text:s text:c="3"/>select</text:span></text:p>
      <text:p text:style-name="Обычный"><text:span text:style-name="T36"><text:s text:c="8"/>customer_id,</text:span></text:p>
      <text:p text:style-name="Обычный"><text:span text:style-name="T37"><text:s text:c="8"/>MIN(sale_date) AS first_purchase_date,</text:span></text:p>
      <text:p text:style-name="Обычный"><text:span text:style-name="T38"><text:s text:c="8"/>s.product_id,</text:span></text:p>
      <text:p text:style-name="Обычный"><text:span text:style-name="T39"><text:s text:c="8"/>p.price,</text:span></text:p>
      <text:p text:style-name="Обычный"><text:span text:style-name="T40"><text:s text:c="8"/>s.sales_person_id</text:span></text:p>
      <text:p text:style-name="Обычный"><text:span text:style-name="T41"><text:s text:c="4"/>from sales s</text:span></text:p>
      <text:p text:style-name="Обычный"><text:span text:style-name="T42"><text:s text:c="4"/>inner join products p on p.product_id = s.product_id</text:span></text:p>
      <text:p text:style-name="Обычный"><text:span text:style-name="T43"><text:s text:c="4"/>group by cus</text:span><text:span text:style-name="T44">tomer_id, s.product_id, p.price, s.sales_person_id</text:span></text:p>
      <text:p text:style-name="Обычный"><text:span text:style-name="T45"><text:s text:c="4"/>having p.price = 0</text:span></text:p>
      <text:p text:style-name="Обычный"><text:span text:style-name="T46"><text:s text:c="4"/>)</text:span></text:p>
      <text:p text:style-name="Обычный"><text:span text:style-name="T47"><text:s text:c="4"/>select</text:span></text:p>
      <text:p text:style-name="Обычный"><text:span text:style-name="T48"><text:s text:c="4"/>CONCAT(c.first_name, ' ', c.last_name) as customer,</text:span></text:p>
      <text:p text:style-name="Обычный"><text:span text:style-name="T49"><text:s text:c="4"/>zp.first_purchase_date as sale_date,</text:span></text:p>
      <text:p text:style-name="Обычный"><text:span text:style-name="T50"><text:s text:c="4"/>CONCAT(e.first_name, ' ', e.last_name) as seller</text:span></text:p>
      <text:p text:style-name="Обычный"><text:span text:style-name="T51"><text:s text:c="4"/>from cust</text:span><text:span text:style-name="T52">omers c <text:s/></text:span></text:p>
      <text:p text:style-name="Обычный"><text:span text:style-name="T53"><text:s text:c="4"/>inner join zero_product zp on c.customer_id = zp.customer_id</text:span></text:p>
      <text:p text:style-name="Обычный"><text:span text:style-name="T54"><text:s text:c="4"/>inner join employees e on zp.sales_person_id = e.employee_id</text:span></text:p>
      <text:p text:style-name="Обычный"><text:span text:style-name="T55"><text:s text:c="4"/></text:span><text:span text:style-name="T56">order by customer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user</dc:creator>
    <meta:creation-date>2025-11-23T14:46:00Z</meta:creation-date>
    <dc:date>2025-11-23T14:46:00Z</dc:date>
    <meta:template xlink:href="Normal.dotm" xlink:type="simple"/>
    <meta:editing-cycles>2</meta:editing-cycles>
    <meta:editing-duration>PT0S</meta:editing-duration>
    <meta:document-statistic meta:page-count="1" meta:paragraph-count="2" meta:word-count="216" meta:character-count="1448" meta:row-count="10" meta:non-whitespace-character-count="1234"/>
  </office:meta>
</office:document-meta>
</file>